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1689cb"/>
    </style:style>
    <style:style style:name="T1" style:family="text">
      <style:text-properties fo:font-variant="normal" fo:text-transform="none" style:font-name="apple-system" fo:font-size="8.39999961853027pt" fo:letter-spacing="normal" fo:font-style="normal" fo:font-weight="normal"/>
    </style:style>
    <style:style style:name="T2" style:family="text">
      <style:text-properties fo:font-variant="normal" fo:text-transform="none" style:font-name="apple-system" fo:font-size="8.39999961853027pt" fo:letter-spacing="normal" fo:font-style="normal" style:text-underline-style="solid" style:text-underline-width="auto" style:text-underline-color="font-color" fo:font-weight="normal" fo:background-color="#181a1b" loext:char-shading-value="0" loext:padding="0in" loext:border="none"/>
    </style:style>
    <style:style style:name="T3" style:family="text">
      <style:text-properties fo:font-variant="normal" fo:text-transform="none" fo:color="#ffbf00" loext:opacity="100%" style:font-name="apple-system" fo:font-size="8.39999961853027pt" fo:letter-spacing="normal" fo:font-style="normal" fo:font-weight="normal"/>
    </style:style>
    <style:style style:name="T4" style:family="text">
      <style:text-properties fo:font-variant="normal" fo:text-transform="none" fo:color="#ffbf00" loext:opacity="100%" style:font-name="apple-system" fo:font-size="8.39999961853027pt" fo:letter-spacing="normal" fo:font-style="normal" style:text-underline-style="solid" style:text-underline-width="auto" style:text-underline-color="font-color" fo:font-weight="normal" fo:background-color="#181a1b"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avings Plans </text:span></text:p>
      <text:p text:style-name="P2"><text:span text:style-name="T1">Reserved Instances</text:span></text:p>
      <text:p text:style-name="P2"><text:span text:style-name="T1"/></text:p>
      <text:p text:style-name="P2"><text:span text:style-name="T1">Serverless - API GW, Lambda, Events </text:span></text:p>
      <text:p text:style-name="P2"><text:span text:style-name="T1"/></text:p>
      <text:p text:style-name="P2"><text:span text:style-name="T1"/></text:p>
      <text:p text:style-name="P2"><text:span text:style-name="T1">Know ALL Services in the Exam Guide at a 101 level. Use judgement on which services to know at a 200-300 level. - EXAMPLE, for core services like EC2 know how to design, scale and secure it. Something like Athena, you may just want to know the basics of what it does, and when to use it. 🤔 </text:span></text:p>
      <text:p text:style-name="P2"><text:span text:style-name="T1"/></text:p>
      <text:p text:style-name="P2"><text:span text:style-name="T1">Understand the Difference Between Similar Classes of Services. - EFS vs EBS vs S3 / Dynamo vs RDS vs Aurora / FSx Windows vs Lustre / ECS vs EC2 vs Lambda / Cloudfront vs Global Accelerator / ALB vs NLB, etc. - Knowing the differences is really critical in a multiple-choice environment. ⚖️ </text:span></text:p>
      <text:p text:style-name="P2"><text:span text:style-name="T1"/></text:p>
      <text:p text:style-name="P2"><text:span text:style-name="T1"/></text:p>
      <text:p text:style-name="P2"><text:span text:style-name="T1"> DR and HA - If you don’t know the difference between these two terms on AWS, get to know them. Generally in AWS DR = Multi-Region or Backup/Restore, while HA = Multi-AZ </text:span></text:p>
      <text:p text:style-name="P2"><text:span text:style-name="T1"/></text:p>
      <text:p text:style-name="P2"><text:span text:style-name="T1"/></text:p>
      <text:p text:style-name="P2"><text:span text:style-name="T1">3-Tier App and 2-Tier App - How to secure it, scale it, make it highly available, decouple it and make it cost-effective… know how to architect the 3 tier app from all relevant angles. This will go a long way IRL, and in your exam.  </text:span></text:p>
      <text:p text:style-name="P2"><text:span text:style-name="T1"/></text:p>
      <text:p text:style-name="P2"><text:span text:style-name="T1"/></text:p>
      <text:p text:style-name="P2"><text:span text:style-name="T1">This Exam Has Something for Everyone - New learners AND industry veterans will learn from this exam. I started my career as a Network Engineer, but through AWS certs I’ve learned databases, lambda/serverless, storage, analytics, and tech I never thought I’d get to learn… its sooo valuable to have an understanding of ‘the big picture’ of systems design, and this exam delivers on exactly that. ☁️<text:line-break/><text:line-break/>9 - THIS CERT IS LEGIT FUN - Did you like LEGOs as a kid? Do you STILL like Puzzles and Problem-Solving??? That’s basically what AWS Solutions Architecture is. Grown-up Legos, you can get paid to play with - COME PLAY GROWN-UP LEGOS WITH US PLEASE!! ❤️<text:line-break/><text:line-break/></text:span><text:span text:style-name="T3">10 - Where can you learn more??? 1.) </text:span><text:a xlink:type="simple" xlink:href="https://awspowerhour.com/" text:style-name="Internet_20_link" text:visited-style-name="Visited_20_Internet_20_Link"><text:span text:style-name="T4">https://awspowerhour.com/</text:span></text:a><text:span text:style-name="T3"> 2.) </text:span><text:a xlink:type="simple" xlink:href="https://lnkd.in/eSf3TSHA" text:style-name="Internet_20_link" text:visited-style-name="Visited_20_Internet_20_Link"><text:span text:style-name="T4">https://lnkd.in/eSf3TSHA</text:span></text:a><text:span text:style-name="T3"> 3.) </text:span><text:a xlink:type="simple" xlink:href="https://lnkd.in/eW--a74T" text:style-name="Internet_20_link" text:visited-style-name="Visited_20_Internet_20_Link"><text:span text:style-name="T4">https://lnkd.in/eW--a74T</text:span></text:a><text:span text:style-name="T3"> </text:span></text:p>
      <text:p text:style-name="P1"><text:span text:style-name="T1"/></text:p>
      <text:p text:style-name="P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1:01:17.151000000</meta:creation-date>
    <dc:date>2022-09-09T11:07:01.543000000</dc:date>
    <meta:editing-duration>PT5M42S</meta:editing-duration>
    <meta:editing-cycles>7</meta:editing-cycles>
    <meta:generator>LibreOffice/7.3.2.2$Windows_X86_64 LibreOffice_project/49f2b1bff42cfccbd8f788c8dc32c1c309559be0</meta:generator>
    <meta:document-statistic meta:table-count="0" meta:image-count="0" meta:object-count="0" meta:page-count="1" meta:paragraph-count="8" meta:word-count="325" meta:character-count="1823" meta:non-whitespace-character-count="1496"/>
  </office:meta>
</office:document-meta>
</file>